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71182" officeooo:paragraph-rsid="00771182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572cf" officeooo:paragraph-rsid="008572cf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a4203" officeooo:paragraph-rsid="008a4203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cd7b3" officeooo:paragraph-rsid="008cd7b3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45c9e" officeooo:paragraph-rsid="00945c9e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63fe0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63fe0" officeooo:paragraph-rsid="00963fe0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963fe0" style:font-weight-asian="normal" style:font-weight-complex="normal"/>
    </style:style>
    <style:style style:name="P16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9" style:family="paragraph" style:parent-style-name="Table_20_Contents">
      <style:text-properties fo:font-weight="bold" officeooo:rsid="002ca4b6" officeooo:paragraph-rsid="007a80db" style:font-weight-asian="bold" style:font-weight-complex="bold"/>
    </style:style>
    <style:style style:name="P20" style:family="paragraph" style:parent-style-name="Table_20_Contents">
      <style:text-properties officeooo:rsid="0025329e" officeooo:paragraph-rsid="0025329e"/>
    </style:style>
    <style:style style:name="P21" style:family="paragraph" style:parent-style-name="Table_20_Contents">
      <style:text-properties officeooo:rsid="0076897c" officeooo:paragraph-rsid="0076897c"/>
    </style:style>
    <style:style style:name="P22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23" style:family="paragraph" style:parent-style-name="Table_20_Contents" style:list-style-name="WW8Num3"/>
    <style:style style:name="P24" style:family="paragraph" style:parent-style-name="Table_20_Contents" style:list-style-name="WW8Num3">
      <style:text-properties officeooo:paragraph-rsid="004688e1"/>
    </style:style>
    <style:style style:name="P25" style:family="paragraph" style:parent-style-name="Table_20_Contents" style:list-style-name="WW8Num3">
      <style:text-properties officeooo:rsid="00627405" officeooo:paragraph-rsid="00627405"/>
    </style:style>
    <style:style style:name="P26" style:family="paragraph" style:parent-style-name="Table_20_Contents" style:list-style-name="WW8Num3">
      <style:text-properties officeooo:rsid="007d8f42" officeooo:paragraph-rsid="007d8f42"/>
    </style:style>
    <style:style style:name="P27" style:family="paragraph" style:parent-style-name="Table_20_Contents" style:list-style-name="WW8Num3">
      <style:text-properties officeooo:rsid="007e9fec" officeooo:paragraph-rsid="007e9fec"/>
    </style:style>
    <style:style style:name="P28" style:family="paragraph" style:parent-style-name="Table_20_Contents" style:list-style-name="WW8Num3">
      <style:text-properties fo:font-weight="bold" style:font-weight-asian="bold" style:font-weight-complex="bold"/>
    </style:style>
    <style:style style:name="P29" style:family="paragraph" style:parent-style-name="Table_20_Contents" style:list-style-name="WW8Num3">
      <style:text-properties officeooo:rsid="008210ea" officeooo:paragraph-rsid="008210ea"/>
    </style:style>
    <style:style style:name="P30" style:family="paragraph" style:parent-style-name="Table_20_Contents" style:list-style-name="WW8Num3">
      <style:text-properties officeooo:rsid="00840eea" officeooo:paragraph-rsid="00840eea"/>
    </style:style>
    <style:style style:name="P31" style:family="paragraph" style:parent-style-name="Table_20_Contents" style:list-style-name="WW8Num3">
      <style:text-properties officeooo:rsid="00888fb7" officeooo:paragraph-rsid="00888fb7"/>
    </style:style>
    <style:style style:name="P32" style:family="paragraph" style:parent-style-name="Table_20_Contents" style:list-style-name="WW8Num3">
      <style:text-properties officeooo:rsid="00892fda" officeooo:paragraph-rsid="00892fda"/>
    </style:style>
    <style:style style:name="P33" style:family="paragraph" style:parent-style-name="Table_20_Contents" style:list-style-name="WW8Num3">
      <style:text-properties officeooo:rsid="00892fda" officeooo:paragraph-rsid="008edbd4"/>
    </style:style>
    <style:style style:name="P34" style:family="paragraph" style:parent-style-name="Table_20_Contents" style:list-style-name="WW8Num3">
      <style:text-properties officeooo:rsid="008c0b4b" officeooo:paragraph-rsid="008c0b4b"/>
    </style:style>
    <style:style style:name="P35" style:family="paragraph" style:parent-style-name="Table_20_Contents" style:list-style-name="WW8Num3">
      <style:text-properties officeooo:rsid="0091f9de" officeooo:paragraph-rsid="0091f9de"/>
    </style:style>
    <style:style style:name="P36" style:family="paragraph" style:parent-style-name="Table_20_Contents" style:list-style-name="WW8Num3">
      <style:text-properties officeooo:rsid="00931fb6" officeooo:paragraph-rsid="00931fb6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officeooo:rsid="009a4213" officeooo:paragraph-rsid="009a4213" style:font-weight-asian="normal" style:font-weight-complex="normal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9a4213" officeooo:paragraph-rsid="009a421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ea330"/>
    </style:style>
    <style:style style:name="T4" style:family="text">
      <style:text-properties officeooo:rsid="0064db53"/>
    </style:style>
    <style:style style:name="T5" style:family="text">
      <style:text-properties officeooo:rsid="0079a915"/>
    </style:style>
    <style:style style:name="T6" style:family="text">
      <style:text-properties officeooo:rsid="007a80db"/>
    </style:style>
    <style:style style:name="T7" style:family="text">
      <style:text-properties officeooo:rsid="007b1627"/>
    </style:style>
    <style:style style:name="T8" style:family="text">
      <style:text-properties officeooo:rsid="00807b68"/>
    </style:style>
    <style:style style:name="T9" style:family="text">
      <style:text-properties officeooo:rsid="00819330"/>
    </style:style>
    <style:style style:name="T10" style:family="text">
      <style:text-properties officeooo:rsid="008755db"/>
    </style:style>
    <style:style style:name="T11" style:family="text">
      <style:text-properties officeooo:rsid="008a4203"/>
    </style:style>
    <style:style style:name="T12" style:family="text">
      <style:text-properties officeooo:rsid="008e63b4"/>
    </style:style>
    <style:style style:name="T13" style:family="text">
      <style:text-properties officeooo:rsid="008edbd4"/>
    </style:style>
    <style:style style:name="T14" style:family="text">
      <style:text-properties officeooo:rsid="00908a0a"/>
    </style:style>
    <style:style style:name="T15" style:family="text">
      <style:text-properties officeooo:rsid="00945c9e"/>
    </style:style>
    <style:style style:name="T16" style:family="text">
      <style:text-properties officeooo:rsid="0097158b"/>
    </style:style>
    <style:style style:name="T17" style:family="text">
      <style:text-properties officeooo:rsid="009752b2"/>
    </style:style>
    <style:style style:name="T18" style:family="text">
      <style:text-properties officeooo:rsid="00985ca9"/>
    </style:style>
    <style:style style:name="T19" style:family="text">
      <style:text-properties officeooo:rsid="009a421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Name:</text:span> </text:p>
      <text:p text:style-name="P16">Grader:<text:span text:style-name="T2"> </text:span></text:p>
      <text:p text:style-name="P16">Assignment: Lab <text:span text:style-name="T18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7">Final Grade</text:p>
          </table:table-cell>
          <table:table-cell table:style-name="Table1.B2" table:formula="ooow:sum(&lt;B5:B36&gt;)" office:value-type="float" office:value="100">
            <text:p text:style-name="P15">100</text:p>
          </table:table-cell>
          <table:table-cell table:style-name="Table1.C2" table:formula="ooow:sum(&lt;C4:C36&gt;)" office:value-type="float" office:value="100">
            <text:p text:style-name="P13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7">Tarball/Files: (<text:span text:style-name="T9">20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8199917838397520860" text:style-name="WW8Num3">
              <text:list-item>
                <text:p text:style-name="P23">Tarball is named and works properly: cse107_firstname_lastname_lab<text:span text:style-name="T19">3</text:span>.tar.gz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04927775451767" text:continue-numbering="true" text:style-name="WW8Num3">
              <text:list-item>
                <text:p text:style-name="P24">Tarball contains <text:span text:style-name="T7">stringfun.py, fractions.py, spiral.py, parity.py, navigate2.py, sorted.py, and sets.py</text:span>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04926853059764" text:continue-numbering="true" text:style-name="WW8Num3">
              <text:list-item>
                <text:p text:style-name="P25">Code follows PEP 8 <text:span text:style-name="T17">anad PEP 257 </text:span>style guide<text:span text:style-name="T17">s</text:span> <text:span text:style-name="T4">including proper use of main() boilerplate and code formatting (Sections 2 and 2.3 in the lab PDF)</text:span>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list xml:id="list104926397708965" text:continue-numbering="true" text:style-name="WW8Num3">
              <text:list-header>
                <text:p text:style-name="P23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7"><text:span text:style-name="T6">stringfun.py</text:span>: (<text:span text:style-name="T16">1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6453929987" text:continue-numbering="true" text:style-name="WW8Num3">
              <text:list-item>
                <text:p text:style-name="P26">Wrote a function ends() that takes in a string and prints the first two and last two characters of the string.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list xml:id="list104927513310250" text:continue-numbering="true" text:style-name="WW8Num3">
              <text:list-item>
                <text:p text:style-name="P26">Wrote a function mix() that takes two strings as arguments and prints the strings with their first two characters swapped.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list xml:id="list104926645240014" text:continue-numbering="true" text:style-name="WW8Num3">
              <text:list-item>
                <text:p text:style-name="P27">Wrote a function splitit() that takes two strings as arguments, <text:span text:style-name="T8">splits them in half,</text:span> and prints them concatenated in the order a-front + b-front + a-back + b-back. If a string's length is odd, the extra character goes in the front half.</text:p>
              </text:list-item>
            </text:list>
          </table:table-cell>
          <table:table-cell table:style-name="Table1.A2" office:value-type="string">
            <text:p text:style-name="P37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list xml:id="list104927531568817" text:continue-numbering="true" text:style-name="WW8Num3">
              <text:list-header>
                <text:p text:style-name="P23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6787962361" text:continue-numbering="true" text:style-name="WW8Num3">
              <text:list-header>
                <text:p text:style-name="P28"><text:span text:style-name="T6">fractions.py</text:span>: (<text:span text:style-name="T10">20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7804724002" text:continue-numbering="true" text:style-name="WW8Num3">
              <text:list-item>
                <text:p text:style-name="P29">Wrote a function that takes in two fractions, multiplies them together, and returns the result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104927028438220" text:continue-numbering="true" text:style-name="WW8Num3">
              <text:list-item>
                <text:p text:style-name="P29">Wrote a function that takes in two fractions, divides one by the other, and returns the result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104928266433762" text:continue-numbering="true" text:style-name="WW8Num3">
              <text:list-item>
                <text:p text:style-name="P29">Wrote a function that takes a list of fractions and returns the smallest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9">5</text:p>
          </table:table-cell>
        </table:table-row>
        <table:table-row table:style-name="Table1.1">
          <table:table-cell table:style-name="Table1.A2" office:value-type="string">
            <text:list xml:id="list104927825767444" text:continue-numbering="true" text:style-name="WW8Num3">
              <text:list-item>
                <text:p text:style-name="P30">For all of the above functions, represents the fractions as tuples in the form (numerator, denominator)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8"><text:span text:style-name="T6">spiral.</text:span>py (<text:span text:style-name="T16">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7180910837" text:continue-numbering="true" text:style-name="WW8Num3">
              <text:list-item>
                <text:p text:style-name="P31">Use a for loop, range, and turtle to draw something resembling a spiral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4">5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8"><text:span text:style-name="T3">parity</text:span>.py (<text:span text:style-name="T11">1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7234628597" text:continue-numbering="true" text:style-name="WW8Num3">
              <text:list-item>
                <text:p text:style-name="P32">Takes in numbers until stop is entered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list xml:id="list104927236479424" text:continue-numbering="true" text:style-name="WW8Num3">
              <text:list-item>
                <text:p text:style-name="P32">Splits the numbers into three lists: one with all the numbers, one with only the even numbers, one with only the odd numbers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0">5</text:p>
          </table:table-cell>
        </table:table-row>
        <text:soft-page-break/>
        <table:table-row table:style-name="Table1.1">
          <table:table-cell table:style-name="Table1.A2" office:value-type="string">
            <text:list xml:id="list104927655339345" text:continue-numbering="true" text:style-name="WW8Num3">
              <text:list-item>
                <text:p text:style-name="P32">For each list, print out the list as well as its average and sum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0">5</text:p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8"><text:span text:style-name="T6">navigate2</text:span>.py (<text:span text:style-name="T12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04926506744962" text:continue-numbering="true" text:style-name="WW8Num3">
              <text:list-item>
                <text:p text:style-name="P34">Modify navigate.py from Lab 2 so that the actions are not performed until after stop is entered, at which point they are run in the order entered.</text:p>
              </text:list-item>
            </text:list>
          </table:table-cell>
          <table:table-cell table:style-name="Table1.A2" office:value-type="string">
            <text:p text:style-name="P38">10</text:p>
          </table:table-cell>
          <table:table-cell table:style-name="Table1.C2" office:value-type="float" office:value="10">
            <text:p text:style-name="P11">10</text:p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9"><text:span text:style-name="T6">sorted</text:span>.py (<text:span text:style-name="T14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04926724540393" text:continue-numbering="true" text:style-name="WW8Num3">
              <text:list-item>
                <text:p text:style-name="P33">Takes in numbers until stop is entered. <text:span text:style-name="T13">As each number is entered, insert it into a list so that the list is always sorted. Do not use any of the built-in sorting functions.</text:span></text:p>
              </text:list-item>
            </text:list>
          </table:table-cell>
          <table:table-cell table:style-name="Table1.A2" office:value-type="string">
            <text:p text:style-name="P38">10</text:p>
          </table:table-cell>
          <table:table-cell table:style-name="Table1.C2" office:value-type="float" office:value="10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9"><text:span text:style-name="T6">sets</text:span>.py (<text:span text:style-name="T15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04927744253595" text:continue-numbering="true" text:style-name="WW8Num3">
              <text:list-item>
                <text:p text:style-name="P35">Wrote a function overlap() that takes in two lists and returns a list of the common elements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2">5</text:p>
          </table:table-cell>
        </table:table-row>
        <table:table-row table:style-name="Table1.1">
          <table:table-cell table:style-name="Table1.A2" office:value-type="string">
            <text:list xml:id="list104928045843446" text:continue-numbering="true" text:style-name="WW8Num3">
              <text:list-item>
                <text:p text:style-name="P36">Wrote a function join() that takes in two lists and returns their combination without any duplicate elements.</text:p>
              </text:list-item>
            </text:list>
          </table:table-cell>
          <table:table-cell table:style-name="Table1.A2" office:value-type="string">
            <text:p text:style-name="P38">5</text:p>
          </table:table-cell>
          <table:table-cell table:style-name="Table1.C2" office:value-type="float" office:value="5">
            <text:p text:style-name="P12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10-01T10:49:25.924055959</dc:date>
    <meta:editing-cycles>413</meta:editing-cycles>
    <meta:editing-duration>P2DT7H15M15S</meta:editing-duration>
    <meta:generator>LibreOffice/4.2.6.3$Linux_X86_64 LibreOffice_project/420m0$Build-3</meta:generator>
    <dc:creator>Stephanie </dc:creator>
    <meta:document-statistic meta:table-count="1" meta:image-count="0" meta:object-count="0" meta:page-count="2" meta:paragraph-count="73" meta:word-count="423" meta:character-count="2238" meta:non-whitespace-character-count="1905"/>
    <meta:user-defined meta:name="Info 1"/>
    <meta:user-defined meta:name="Info 2"/>
    <meta:user-defined meta:name="Info 3"/>
    <meta:user-defined meta:name="Info 4"/>
  </office:meta>
</office:document-meta>
</file>